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NDURO TENAZOA, KASSANDR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738675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NDURO TENAZOA, KASSANDR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738675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.51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770.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70.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RIOLLOS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6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23:45:1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